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40d51" officeooo:paragraph-rsid="00140d51" style:font-size-asian="14pt" style:font-size-complex="14pt"/>
    </style:style>
    <style:style style:name="P2" style:family="paragraph" style:parent-style-name="Standard">
      <style:text-properties fo:font-size="14pt" officeooo:rsid="0014af26" officeooo:paragraph-rsid="0014af26" style:font-size-asian="14pt" style:font-size-complex="14pt"/>
    </style:style>
    <style:style style:name="P3" style:family="paragraph" style:parent-style-name="Standard">
      <style:text-properties fo:font-size="14pt" officeooo:rsid="0015d678" officeooo:paragraph-rsid="0015d678" style:font-size-asian="14pt" style:font-size-complex="14pt"/>
    </style:style>
    <style:style style:name="P4" style:family="paragraph" style:parent-style-name="Standard">
      <style:text-properties fo:font-size="14pt" officeooo:rsid="0015d678" officeooo:paragraph-rsid="0016aceb" style:font-size-asian="14pt" style:font-size-complex="14pt"/>
    </style:style>
    <style:style style:name="P5" style:family="paragraph" style:parent-style-name="Standard">
      <style:text-properties fo:font-size="14pt" officeooo:rsid="00161994" officeooo:paragraph-rsid="00161994" style:font-size-asian="14pt" style:font-size-complex="14pt"/>
    </style:style>
    <style:style style:name="P6" style:family="paragraph" style:parent-style-name="Standard">
      <style:text-properties fo:font-size="14pt" officeooo:rsid="0017f657" officeooo:paragraph-rsid="0017f657" style:font-size-asian="14pt" style:font-size-complex="14pt"/>
    </style:style>
    <style:style style:name="P7" style:family="paragraph" style:parent-style-name="Standard">
      <style:text-properties fo:font-size="14pt" officeooo:rsid="0018f811" officeooo:paragraph-rsid="0018f811" style:font-size-asian="14pt" style:font-size-complex="14pt"/>
    </style:style>
    <style:style style:name="P8" style:family="paragraph" style:parent-style-name="Standard">
      <style:text-properties fo:font-size="14pt" officeooo:rsid="0019536c" officeooo:paragraph-rsid="0019536c" style:font-size-asian="14pt" style:font-size-complex="14pt"/>
    </style:style>
    <style:style style:name="P9" style:family="paragraph" style:parent-style-name="Standard">
      <style:text-properties fo:font-size="14pt" officeooo:rsid="00199195" officeooo:paragraph-rsid="00199195" style:font-size-asian="14pt" style:font-size-complex="14pt"/>
    </style:style>
    <style:style style:name="P10" style:family="paragraph" style:parent-style-name="Standard">
      <style:text-properties fo:font-size="14pt" officeooo:rsid="001b3656" officeooo:paragraph-rsid="001b3656" style:font-size-asian="14pt" style:font-size-complex="14pt"/>
    </style:style>
    <style:style style:name="P11" style:family="paragraph" style:parent-style-name="Standard">
      <style:text-properties fo:font-size="14pt" officeooo:rsid="001cb2cd" officeooo:paragraph-rsid="001cb2cd" style:font-size-asian="14pt" style:font-size-complex="14pt"/>
    </style:style>
    <style:style style:name="P12" style:family="paragraph" style:parent-style-name="Standard">
      <style:text-properties fo:font-size="14pt" officeooo:rsid="001e3dfc" officeooo:paragraph-rsid="001e3dfc" style:font-size-asian="14pt" style:font-size-complex="14pt"/>
    </style:style>
    <style:style style:name="P13" style:family="paragraph" style:parent-style-name="Standard">
      <style:text-properties fo:font-size="14pt" officeooo:rsid="001eddaa" officeooo:paragraph-rsid="001eddaa" style:font-size-asian="14pt" style:font-size-complex="14pt"/>
    </style:style>
    <style:style style:name="P14" style:family="paragraph" style:parent-style-name="Standard">
      <style:text-properties fo:font-size="14pt" officeooo:rsid="001eddaa" officeooo:paragraph-rsid="0020dd67" style:font-size-asian="14pt" style:font-size-complex="14pt"/>
    </style:style>
    <style:style style:name="P15" style:family="paragraph" style:parent-style-name="Standard">
      <style:text-properties fo:font-size="14pt" officeooo:rsid="0020dd67" officeooo:paragraph-rsid="0020dd67" style:font-size-asian="14pt" style:font-size-complex="14pt"/>
    </style:style>
    <style:style style:name="P16" style:family="paragraph" style:parent-style-name="Standard">
      <style:text-properties fo:font-size="14pt" officeooo:rsid="00211a99" officeooo:paragraph-rsid="00211a99" style:font-size-asian="14pt" style:font-size-complex="14pt"/>
    </style:style>
    <style:style style:name="P17" style:family="paragraph" style:parent-style-name="Standard">
      <style:text-properties fo:font-size="14pt" officeooo:rsid="0021d067" officeooo:paragraph-rsid="0021d067" style:font-size-asian="14pt" style:font-size-complex="14pt"/>
    </style:style>
    <style:style style:name="P18" style:family="paragraph" style:parent-style-name="Standard">
      <style:text-properties fo:font-size="14pt" officeooo:rsid="002358eb" officeooo:paragraph-rsid="002358eb" style:font-size-asian="14pt" style:font-size-complex="14pt"/>
    </style:style>
    <style:style style:name="P19" style:family="paragraph" style:parent-style-name="Standard">
      <style:text-properties fo:font-size="14pt" officeooo:rsid="0024f0ba" officeooo:paragraph-rsid="0024f0ba" style:font-size-asian="14pt" style:font-size-complex="14pt"/>
    </style:style>
    <style:style style:name="P20" style:family="paragraph" style:parent-style-name="Standard">
      <style:text-properties fo:font-size="14pt" officeooo:rsid="00298563" officeooo:paragraph-rsid="00298563" style:font-size-asian="14pt" style:font-size-complex="14pt"/>
    </style:style>
    <style:style style:name="P21" style:family="paragraph" style:parent-style-name="Standard">
      <style:text-properties fo:font-size="14pt" officeooo:rsid="0029f701" officeooo:paragraph-rsid="0029f701" style:font-size-asian="14pt" style:font-size-complex="14pt"/>
    </style:style>
    <style:style style:name="P22" style:family="paragraph" style:parent-style-name="Standard">
      <style:text-properties fo:font-size="14pt" officeooo:rsid="002ae796" officeooo:paragraph-rsid="002ae796" style:font-size-asian="14pt" style:font-size-complex="14pt"/>
    </style:style>
    <style:style style:name="P23" style:family="paragraph" style:parent-style-name="Standard">
      <style:text-properties fo:font-size="14pt" officeooo:rsid="002b93dc" officeooo:paragraph-rsid="002b93dc" style:font-size-asian="14pt" style:font-size-complex="14pt"/>
    </style:style>
    <style:style style:name="P24" style:family="paragraph" style:parent-style-name="Standard">
      <style:text-properties fo:font-size="14pt" officeooo:rsid="002ee38c" officeooo:paragraph-rsid="002ee38c" style:font-size-asian="14pt" style:font-size-complex="14pt"/>
    </style:style>
    <style:style style:name="P25" style:family="paragraph" style:parent-style-name="Standard">
      <style:text-properties fo:font-size="14pt" officeooo:rsid="00307a35" officeooo:paragraph-rsid="002ee38c" style:font-size-asian="14pt" style:font-size-complex="14pt"/>
    </style:style>
    <style:style style:name="P26" style:family="paragraph" style:parent-style-name="Standard">
      <style:text-properties fo:font-size="14pt" officeooo:rsid="00307a35" officeooo:paragraph-rsid="00307a35" style:font-size-asian="14pt" style:font-size-complex="14pt"/>
    </style:style>
    <style:style style:name="P27" style:family="paragraph" style:parent-style-name="Standard">
      <style:text-properties fo:font-size="14pt" officeooo:rsid="00307a35" officeooo:paragraph-rsid="003147fc" style:font-size-asian="14pt" style:font-size-complex="14pt"/>
    </style:style>
    <style:style style:name="P28" style:family="paragraph" style:parent-style-name="Standard">
      <style:text-properties fo:font-size="14pt" officeooo:rsid="00307a35" officeooo:paragraph-rsid="0032c4ee" style:font-size-asian="14pt" style:font-size-complex="14pt"/>
    </style:style>
    <style:style style:name="P29" style:family="paragraph" style:parent-style-name="Standard">
      <style:text-properties fo:font-size="14pt" officeooo:rsid="00307a35" officeooo:paragraph-rsid="0032f442" style:font-size-asian="14pt" style:font-size-complex="14pt"/>
    </style:style>
    <style:style style:name="P30" style:family="paragraph" style:parent-style-name="Standard">
      <style:text-properties fo:font-size="14pt" officeooo:rsid="0033f804" officeooo:paragraph-rsid="0033f804" style:font-size-asian="14pt" style:font-size-complex="14pt"/>
    </style:style>
    <style:style style:name="P31" style:family="paragraph" style:parent-style-name="Standard">
      <style:text-properties fo:font-size="14pt" officeooo:rsid="0035ec8a" officeooo:paragraph-rsid="0035ec8a" style:font-size-asian="14pt" style:font-size-complex="14pt"/>
    </style:style>
    <style:style style:name="P32" style:family="paragraph" style:parent-style-name="Standard">
      <style:text-properties fo:font-size="14pt" officeooo:rsid="0038e5ca" officeooo:paragraph-rsid="0038e5ca" style:font-size-asian="14pt" style:font-size-complex="14pt"/>
    </style:style>
    <style:style style:name="P33" style:family="paragraph" style:parent-style-name="Standard">
      <style:text-properties fo:font-size="14pt" officeooo:rsid="0018f811" officeooo:paragraph-rsid="0018f811" fo:background-color="#33ff99" style:font-size-asian="14pt" style:font-size-complex="14pt"/>
    </style:style>
    <style:style style:name="P34" style:family="paragraph" style:parent-style-name="Standard">
      <style:text-properties fo:font-size="14pt" officeooo:rsid="0035ec8a" officeooo:paragraph-rsid="0035ec8a" fo:background-color="#33ff99" style:font-size-asian="14pt" style:font-size-complex="14pt"/>
    </style:style>
    <style:style style:name="P35" style:family="paragraph" style:parent-style-name="Standard">
      <style:text-properties fo:font-size="14pt" officeooo:rsid="002ee38c" officeooo:paragraph-rsid="002ee38c" fo:background-color="#ffff99" style:font-size-asian="14pt" style:font-size-complex="14pt"/>
    </style:style>
    <style:style style:name="P36" style:family="paragraph" style:parent-style-name="Standard">
      <style:text-properties fo:font-size="14pt" officeooo:rsid="00161994" officeooo:paragraph-rsid="0016aceb" style:font-size-asian="14pt" style:font-size-complex="14pt"/>
    </style:style>
    <style:style style:name="P37" style:family="paragraph" style:parent-style-name="Standard">
      <style:text-properties fo:font-size="14pt" officeooo:rsid="003147fc" officeooo:paragraph-rsid="003147fc" style:font-size-asian="14pt" style:font-size-complex="14pt"/>
    </style:style>
    <style:style style:name="P38" style:family="paragraph" style:parent-style-name="Standard">
      <style:text-properties fo:font-size="14pt" officeooo:rsid="003147fc" officeooo:paragraph-rsid="0032c4ee" style:font-size-asian="14pt" style:font-size-complex="14pt"/>
    </style:style>
    <style:style style:name="P39" style:family="paragraph" style:parent-style-name="Standard">
      <style:text-properties fo:font-size="14pt" officeooo:rsid="0032c4ee" officeooo:paragraph-rsid="0032c4ee" style:font-size-asian="14pt" style:font-size-complex="14pt"/>
    </style:style>
    <style:style style:name="P40" style:family="paragraph" style:parent-style-name="Standard">
      <style:text-properties fo:font-size="14pt" officeooo:rsid="0032c4ee" officeooo:paragraph-rsid="0032f442" style:font-size-asian="14pt" style:font-size-complex="14pt"/>
    </style:style>
    <style:style style:name="P41" style:family="paragraph" style:parent-style-name="Standard">
      <style:text-properties fo:font-size="14pt" officeooo:rsid="00140d51" officeooo:paragraph-rsid="003c68f5" style:font-size-asian="14pt" style:font-size-complex="14pt"/>
    </style:style>
    <style:style style:name="P42" style:family="paragraph" style:parent-style-name="Standard">
      <style:text-properties fo:font-size="14pt" officeooo:rsid="003c68f5" officeooo:paragraph-rsid="003c68f5" style:font-size-asian="14pt" style:font-size-complex="14pt"/>
    </style:style>
    <style:style style:name="P43" style:family="paragraph" style:parent-style-name="Standard">
      <style:text-properties fo:font-size="14pt" officeooo:rsid="003d280f" officeooo:paragraph-rsid="003d280f" style:font-size-asian="14pt" style:font-size-complex="14pt"/>
    </style:style>
    <style:style style:name="P44" style:family="paragraph" style:parent-style-name="Standard">
      <style:text-properties fo:font-size="14pt" officeooo:rsid="003d350d" officeooo:paragraph-rsid="003d350d" style:font-size-asian="14pt" style:font-size-complex="14pt"/>
    </style:style>
    <style:style style:name="P45" style:family="paragraph" style:parent-style-name="Standard">
      <style:text-properties fo:font-size="14pt" officeooo:rsid="003e3a28" officeooo:paragraph-rsid="003e3a28" style:font-size-asian="14pt" style:font-size-complex="14pt"/>
    </style:style>
    <style:style style:name="P46" style:family="paragraph" style:parent-style-name="Standard">
      <style:text-properties fo:font-size="14pt" officeooo:rsid="004047f3" officeooo:paragraph-rsid="004047f3" style:font-size-asian="14pt" style:font-size-complex="14pt"/>
    </style:style>
    <style:style style:name="P47" style:family="paragraph" style:parent-style-name="Standard">
      <style:text-properties fo:font-size="14pt" officeooo:rsid="004047f3" officeooo:paragraph-rsid="004225f1" style:font-size-asian="14pt" style:font-size-complex="14pt"/>
    </style:style>
    <style:style style:name="P48" style:family="paragraph" style:parent-style-name="Standard">
      <style:text-properties fo:font-size="14pt" officeooo:rsid="004225f1" officeooo:paragraph-rsid="004225f1" style:font-size-asian="14pt" style:font-size-complex="14pt"/>
    </style:style>
    <style:style style:name="P49" style:family="paragraph" style:parent-style-name="Standard">
      <style:text-properties fo:font-size="14pt" officeooo:rsid="0043708a" officeooo:paragraph-rsid="0043708a" style:font-size-asian="14pt" style:font-size-complex="14pt"/>
    </style:style>
    <style:style style:name="P50" style:family="paragraph" style:parent-style-name="Standard">
      <style:text-properties fo:font-size="14pt" officeooo:rsid="0047471c" officeooo:paragraph-rsid="0047471c" style:font-size-asian="14pt" style:font-size-complex="14pt"/>
    </style:style>
    <style:style style:name="P51" style:family="paragraph" style:parent-style-name="Standard">
      <style:text-properties fo:font-size="14pt" officeooo:rsid="0033f804" officeooo:paragraph-rsid="0032f442" fo:background-color="#33ff99" style:font-size-asian="14pt" style:font-size-complex="14pt"/>
    </style:style>
    <style:style style:name="P52" style:family="paragraph" style:parent-style-name="Standard">
      <style:text-properties fo:font-size="14pt" officeooo:rsid="003c68f5" officeooo:paragraph-rsid="003c68f5" fo:background-color="#33ff99" style:font-size-asian="14pt" style:font-size-complex="14pt"/>
    </style:style>
    <style:style style:name="P53" style:family="paragraph" style:parent-style-name="Standard">
      <style:text-properties fo:font-size="14pt" officeooo:rsid="004047f3" officeooo:paragraph-rsid="004047f3" fo:background-color="#33ff99" style:font-size-asian="14pt" style:font-size-complex="14pt"/>
    </style:style>
    <style:style style:name="P54" style:family="paragraph" style:parent-style-name="Standard">
      <style:text-properties fo:font-size="14pt" officeooo:rsid="004a2960" officeooo:paragraph-rsid="004a2960" fo:background-color="#33ff99" style:font-size-asian="14pt" style:font-size-complex="14pt"/>
    </style:style>
    <style:style style:name="P55" style:family="paragraph" style:parent-style-name="Standard">
      <style:text-properties fo:font-size="14pt" officeooo:rsid="0052917b" officeooo:paragraph-rsid="0052917b" fo:background-color="#33ff99" style:font-size-asian="14pt" style:font-size-complex="14pt"/>
    </style:style>
    <style:style style:name="P56" style:family="paragraph" style:parent-style-name="Standard">
      <style:text-properties fo:font-size="14pt" officeooo:rsid="0057a720" officeooo:paragraph-rsid="0057a720" fo:background-color="#33ff99" style:font-size-asian="14pt" style:font-size-complex="14pt"/>
    </style:style>
    <style:style style:name="P57" style:family="paragraph" style:parent-style-name="Standard">
      <style:text-properties fo:font-size="14pt" officeooo:rsid="005cc57e" officeooo:paragraph-rsid="005cc57e" fo:background-color="#33ff99" style:font-size-asian="14pt" style:font-size-complex="14pt"/>
    </style:style>
    <style:style style:name="P58" style:family="paragraph" style:parent-style-name="Standard">
      <style:text-properties fo:font-size="14pt" officeooo:rsid="006a693c" officeooo:paragraph-rsid="006a693c" fo:background-color="#33ff99" style:font-size-asian="14pt" style:font-size-complex="14pt"/>
    </style:style>
    <style:style style:name="P59" style:family="paragraph" style:parent-style-name="Standard">
      <style:text-properties fo:font-size="14pt" officeooo:rsid="00140d51" officeooo:paragraph-rsid="003c68f5" fo:background-color="#ffff00" style:font-size-asian="14pt" style:font-size-complex="14pt"/>
    </style:style>
    <style:style style:name="P60" style:family="paragraph" style:parent-style-name="Standard">
      <style:text-properties fo:font-size="14pt" officeooo:rsid="004047f3" officeooo:paragraph-rsid="004047f3" fo:background-color="#ffff99" style:font-size-asian="14pt" style:font-size-complex="14pt"/>
    </style:style>
    <style:style style:name="P61" style:family="paragraph" style:parent-style-name="Standard">
      <style:text-properties fo:font-size="14pt" officeooo:rsid="004a2960" officeooo:paragraph-rsid="004a2960" fo:background-color="#ffff99" style:font-size-asian="14pt" style:font-size-complex="14pt"/>
    </style:style>
    <style:style style:name="P62" style:family="paragraph" style:parent-style-name="Standard">
      <style:text-properties fo:font-size="14pt" officeooo:rsid="004a2960" officeooo:paragraph-rsid="0047471c" fo:background-color="#ffff99" style:font-size-asian="14pt" style:font-size-complex="14pt"/>
    </style:style>
    <style:style style:name="P63" style:family="paragraph" style:parent-style-name="Standard">
      <style:text-properties fo:font-size="14pt" officeooo:rsid="00515ba8" officeooo:paragraph-rsid="00515ba8" fo:background-color="#ffff99" style:font-size-asian="14pt" style:font-size-complex="14pt"/>
    </style:style>
    <style:style style:name="P64" style:family="paragraph" style:parent-style-name="Standard">
      <style:text-properties fo:font-size="14pt" officeooo:rsid="0056877a" officeooo:paragraph-rsid="0056877a" fo:background-color="#ffff99" style:font-size-asian="14pt" style:font-size-complex="14pt"/>
    </style:style>
    <style:style style:name="P65" style:family="paragraph" style:parent-style-name="Standard">
      <style:text-properties fo:font-size="14pt" officeooo:rsid="005cc57e" officeooo:paragraph-rsid="005cc57e" fo:background-color="#ffff99" style:font-size-asian="14pt" style:font-size-complex="14pt"/>
    </style:style>
    <style:style style:name="P66" style:family="paragraph" style:parent-style-name="Standard">
      <style:text-properties fo:font-size="14pt" officeooo:rsid="004a2960" officeooo:paragraph-rsid="004a2960" fo:background-color="#ffffff" style:font-size-asian="14pt" style:font-size-complex="14pt"/>
    </style:style>
    <style:style style:name="P67" style:family="paragraph" style:parent-style-name="Standard">
      <style:text-properties fo:font-size="14pt" officeooo:rsid="004d3c89" officeooo:paragraph-rsid="004d3c89" fo:background-color="#ffffff" style:font-size-asian="14pt" style:font-size-complex="14pt"/>
    </style:style>
    <style:style style:name="P68" style:family="paragraph" style:parent-style-name="Standard">
      <style:text-properties fo:font-size="14pt" officeooo:rsid="00515ba8" officeooo:paragraph-rsid="00515ba8" fo:background-color="#ffffff" style:font-size-asian="14pt" style:font-size-complex="14pt"/>
    </style:style>
    <style:style style:name="P69" style:family="paragraph" style:parent-style-name="Standard">
      <style:text-properties fo:font-size="14pt" officeooo:rsid="0052917b" officeooo:paragraph-rsid="0052917b" fo:background-color="#ffffff" style:font-size-asian="14pt" style:font-size-complex="14pt"/>
    </style:style>
    <style:style style:name="P70" style:family="paragraph" style:parent-style-name="Standard">
      <style:text-properties fo:font-size="14pt" officeooo:rsid="0052917b" officeooo:paragraph-rsid="0053238a" fo:background-color="#ffffff" style:font-size-asian="14pt" style:font-size-complex="14pt"/>
    </style:style>
    <style:style style:name="P71" style:family="paragraph" style:parent-style-name="Standard">
      <style:text-properties fo:font-size="14pt" officeooo:rsid="0053238a" officeooo:paragraph-rsid="0053238a" fo:background-color="#ffffff" style:font-size-asian="14pt" style:font-size-complex="14pt"/>
    </style:style>
    <style:style style:name="P72" style:family="paragraph" style:parent-style-name="Standard">
      <style:text-properties fo:font-size="14pt" officeooo:rsid="0056877a" officeooo:paragraph-rsid="0056877a" fo:background-color="#ffffff" style:font-size-asian="14pt" style:font-size-complex="14pt"/>
    </style:style>
    <style:style style:name="P73" style:family="paragraph" style:parent-style-name="Standard">
      <style:text-properties fo:font-size="14pt" officeooo:rsid="0057a720" officeooo:paragraph-rsid="0057a720" fo:background-color="#ffffff" style:font-size-asian="14pt" style:font-size-complex="14pt"/>
    </style:style>
    <style:style style:name="P74" style:family="paragraph" style:parent-style-name="Standard">
      <style:text-properties fo:font-size="14pt" officeooo:rsid="005878f3" officeooo:paragraph-rsid="005878f3" fo:background-color="#ffffff" style:font-size-asian="14pt" style:font-size-complex="14pt"/>
    </style:style>
    <style:style style:name="P75" style:family="paragraph" style:parent-style-name="Standard">
      <style:text-properties fo:font-size="14pt" officeooo:rsid="005a07da" officeooo:paragraph-rsid="005a07da" fo:background-color="#ffffff" style:font-size-asian="14pt" style:font-size-complex="14pt"/>
    </style:style>
    <style:style style:name="P76" style:family="paragraph" style:parent-style-name="Standard">
      <style:text-properties fo:font-size="14pt" officeooo:rsid="005cc57e" officeooo:paragraph-rsid="005cc57e" fo:background-color="#ffffff" style:font-size-asian="14pt" style:font-size-complex="14pt"/>
    </style:style>
    <style:style style:name="P77" style:family="paragraph" style:parent-style-name="Standard">
      <style:text-properties fo:font-size="14pt" officeooo:rsid="005d24e2" officeooo:paragraph-rsid="005d24e2" fo:background-color="#ffffff" style:font-size-asian="14pt" style:font-size-complex="14pt"/>
    </style:style>
    <style:style style:name="P78" style:family="paragraph" style:parent-style-name="Standard">
      <style:text-properties fo:font-size="14pt" officeooo:rsid="00653c51" officeooo:paragraph-rsid="00653c51" fo:background-color="#ffffff" style:font-size-asian="14pt" style:font-size-complex="14pt"/>
    </style:style>
    <style:style style:name="P79" style:family="paragraph" style:parent-style-name="Standard">
      <style:text-properties fo:font-size="14pt" officeooo:rsid="0066fb02" officeooo:paragraph-rsid="0066fb02" fo:background-color="#ffffff" style:font-size-asian="14pt" style:font-size-complex="14pt"/>
    </style:style>
    <style:style style:name="P80" style:family="paragraph" style:parent-style-name="Standard">
      <style:text-properties fo:font-size="14pt" officeooo:rsid="006a693c" officeooo:paragraph-rsid="006a693c" fo:background-color="#ffffff" style:font-size-asian="14pt" style:font-size-complex="14pt"/>
    </style:style>
    <style:style style:name="P81" style:family="paragraph" style:parent-style-name="Standard">
      <style:text-properties fo:font-size="14pt" officeooo:rsid="006c25e1" officeooo:paragraph-rsid="006c25e1" fo:background-color="#ffffff" style:font-size-asian="14pt" style:font-size-complex="14pt"/>
    </style:style>
    <style:style style:name="P82" style:family="paragraph" style:parent-style-name="Standard">
      <style:text-properties fo:font-size="14pt" officeooo:rsid="006e09de" officeooo:paragraph-rsid="006e09de" fo:background-color="#ffffff" style:font-size-asian="14pt" style:font-size-complex="14pt"/>
    </style:style>
    <style:style style:name="P83" style:family="paragraph" style:parent-style-name="Standard">
      <style:text-properties fo:font-size="14pt" officeooo:rsid="006e784b" officeooo:paragraph-rsid="006e784b" fo:background-color="#ffffff" style:font-size-asian="14pt" style:font-size-complex="14pt"/>
    </style:style>
    <style:style style:name="P84" style:family="paragraph" style:parent-style-name="Standard">
      <style:text-properties fo:font-size="14pt" officeooo:rsid="00700247" officeooo:paragraph-rsid="00700247" fo:background-color="#ffffff" style:font-size-asian="14pt" style:font-size-complex="14pt"/>
    </style:style>
    <style:style style:name="P85" style:family="paragraph" style:parent-style-name="Standard">
      <style:text-properties fo:font-size="14pt" officeooo:rsid="00140d51" officeooo:paragraph-rsid="00140d51" fo:background-color="#66ffff" style:font-size-asian="14pt" style:font-size-complex="14pt"/>
    </style:style>
    <style:style style:name="T1" style:family="text">
      <style:text-properties officeooo:rsid="0016aceb"/>
    </style:style>
    <style:style style:name="T2" style:family="text">
      <style:text-properties officeooo:rsid="0018f811"/>
    </style:style>
    <style:style style:name="T3" style:family="text">
      <style:text-properties officeooo:rsid="0019536c"/>
    </style:style>
    <style:style style:name="T4" style:family="text">
      <style:text-properties officeooo:rsid="0020dd67"/>
    </style:style>
    <style:style style:name="T5" style:family="text">
      <style:text-properties officeooo:rsid="00211a99"/>
    </style:style>
    <style:style style:name="T6" style:family="text">
      <style:text-properties officeooo:rsid="0024f0ba"/>
    </style:style>
    <style:style style:name="T7" style:family="text">
      <style:text-properties officeooo:rsid="0029f701"/>
    </style:style>
    <style:style style:name="T8" style:family="text">
      <style:text-properties officeooo:rsid="002ae796"/>
    </style:style>
    <style:style style:name="T9" style:family="text">
      <style:text-properties fo:background-color="#ffff66" loext:char-shading-value="0"/>
    </style:style>
    <style:style style:name="T10" style:family="text">
      <style:text-properties fo:background-color="#33ff99" loext:char-shading-value="0"/>
    </style:style>
    <style:style style:name="T11" style:family="text">
      <style:text-properties fo:background-color="#ffff99" loext:char-shading-value="0"/>
    </style:style>
    <style:style style:name="T12" style:family="text">
      <style:text-properties officeooo:rsid="003147fc"/>
    </style:style>
    <style:style style:name="T13" style:family="text">
      <style:text-properties fo:background-color="#66ffff" loext:char-shading-value="0"/>
    </style:style>
    <style:style style:name="T14" style:family="text">
      <style:text-properties fo:background-color="#66ffff" loext:char-shading-value="0"/>
    </style:style>
    <style:style style:name="T15" style:family="text">
      <style:text-properties officeooo:rsid="003c68f5"/>
    </style:style>
    <style:style style:name="T16" style:family="text">
      <style:text-properties officeooo:rsid="003d350d"/>
    </style:style>
    <style:style style:name="T17" style:family="text">
      <style:text-properties officeooo:rsid="003e3a28"/>
    </style:style>
    <style:style style:name="T18" style:family="text">
      <style:text-properties officeooo:rsid="004225f1"/>
    </style:style>
    <style:style style:name="T19" style:family="text">
      <style:text-properties officeooo:rsid="0046d708"/>
    </style:style>
    <style:style style:name="T20" style:family="text">
      <style:text-properties officeooo:rsid="004b5291"/>
    </style:style>
    <style:style style:name="T21" style:family="text">
      <style:text-properties officeooo:rsid="0053238a"/>
    </style:style>
    <style:style style:name="T22" style:family="text">
      <style:text-properties officeooo:rsid="005878f3"/>
    </style:style>
    <style:style style:name="T23" style:family="text">
      <style:text-properties officeooo:rsid="00653c51"/>
    </style:style>
    <style:style style:name="T24" style:family="text">
      <style:text-properties officeooo:rsid="006c25e1"/>
    </style:style>
    <style:style style:name="T25" style:family="text">
      <style:text-properties officeooo:rsid="006e78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havior Question:</text:p>
      <text:p text:style-name="P1">1. <text:span text:style-name="T13">customer obsession: earn and keep customer trust</text:span></text:p>
      <text:p text:style-name="P1"/>
      <text:p text:style-name="P1">2<text:span text:style-name="T13">.ownership: think long term</text:span></text:p>
      <text:p text:style-name="P1"/>
      <text:p text:style-name="P1">3.<text:span text:style-name="T14">invent and simplify: </text:span></text:p>
      <text:p text:style-name="P1"/>
      <text:p text:style-name="P1">4.<text:span text:style-name="T14">are right, a lot</text:span></text:p>
      <text:p text:style-name="P1"/>
      <text:p text:style-name="P1">5.hire and develop the best</text:p>
      <text:p text:style-name="P1"/>
      <text:p text:style-name="P1">6. <text:span text:style-name="T14">inisist on the highest standard</text:span></text:p>
      <text:p text:style-name="P85">deliver high quality products, services,processes</text:p>
      <text:p text:style-name="P1"/>
      <text:p text:style-name="P1">7.<text:span text:style-name="T13">think big</text:span></text:p>
      <text:p text:style-name="P1"/>
      <text:p text:style-name="P1">8<text:span text:style-name="T14">.bias for action: speed matters in business</text:span></text:p>
      <text:p text:style-name="P1"/>
      <text:p text:style-name="P1">9.frugality</text:p>
      <text:p text:style-name="P1"/>
      <text:p text:style-name="P1">10.vocally self-critical</text:p>
      <text:p text:style-name="P1"/>
      <text:p text:style-name="P1">11. earn trust of others</text:p>
      <text:p text:style-name="P1"/>
      <text:p text:style-name="P1">12.<text:span text:style-name="T13">dive deep</text:span></text:p>
      <text:p text:style-name="P1"/>
      <text:p text:style-name="P1">13.<text:span text:style-name="T14">have backbone disagree and commit</text:span></text:p>
      <text:p text:style-name="P1"/>
      <text:p text:style-name="P1">14<text:span text:style-name="T13">.deliver results</text:span></text:p>
      <text:p text:style-name="P1"/>
      <text:p text:style-name="P2">The STAR Method:</text:p>
      <text:p text:style-name="P2">situation: describe the situation that you were in and task need to accomplish, give details</text:p>
      <text:p text:style-name="P2">task: the goal you are working toward</text:p>
      <text:p text:style-name="P2">action:actions you took to address the situation, emphasize on what “I” do in it( IIIIIIIIII REMEMBER !)</text:p>
      <text:p text:style-name="P2">result: what finally accomplish, some positive feedback ?</text:p>
      <text:p text:style-name="P2"/>
      <text:p text:style-name="P3">Why Amazon:</text:p>
      <text:p text:style-name="P3">The reason I want to choose amazon is because this is the biggest e-commercial company which strongly focus on customer experience. I am also an amazon prime member, from daily usage of this product, I feel really happy and satisfied using it, no <text:soft-page-break/>matter shopping or prime video. Amazon also have the strongest cloud platform and architect, AWS which can support the requirement for developers and companies like EC2,S3. I like this company which use most advanced techniques to change and affect the world. I believe I can learn a lot of new thing, improve myself and <text:s/>have the valuable working experience in this company</text:p>
      <text:p text:style-name="P3"/>
      <text:p text:style-name="P4"><text:s/></text:p>
      <text:p text:style-name="P36">Introduce yourself:</text:p>
      <text:p text:style-name="P5">I am Chen. Currently I work in offworld.ai, this is a <text:span text:style-name="T1">start up </text:span>company dedicating in robotic mining, previouly I worked in grandstream which is a Voice over ip product company. My position in my current company is software engineer, My main responsibility is taking charge of general software platform for the robot <text:s/>mining car. <text:span text:style-name="T1">This includes the data flow processing, robot software application control, human interface for operation and some company internal tool development. I also need to support mining operation in south Africa as daily basis. </text:span></text:p>
      <text:p text:style-name="P5"/>
      <text:p text:style-name="P6"><text:span text:style-name="T9">Earn Trust for customer</text:span>:</text:p>
      <text:p text:style-name="P6"/>
      <text:p text:style-name="P33">Development of Estop</text:p>
      <text:p text:style-name="P6">Situation:</text:p>
      <text:p text:style-name="P6">Our robotic mining car is operated <text:span text:style-name="T2">int </text:span>under<text:span text:style-name="T2">ground</text:span> mine. The environment of mine is harsh and noisy. Also operator need to present in person to overseer the whole operations. <text:s/>For the safety purpose, our robot need an emergency stop(ESTOP) when something unexpected happens, that emergency stop usually have hardware controllers, one of them is attached to robot, another can be used remotely. We also have a human web interface for the robot to control the operation and check the data. So customer want a safe way to do estop like if something happens, the people in above ground workstation can enable the emergency stop of robot if they see something wrong through cctv camears</text:p>
      <text:p text:style-name="P6"><text:span text:style-name="T2">T</text:span>arget:</text:p>
      <text:p text:style-name="P7">customer need our web human interface able to enable the estop and stop the robot from continuing operations</text:p>
      <text:p text:style-name="P7">Action:</text:p>
      <text:p text:style-name="P7">When I receive this task, I first understand how estop work in our system, I talked and have meeting with our mechanic team, they handle me the estop hardware and I try to operate it in the testing machine to understand the circumstance when our operator is working under mine. With the experience like our operator, <text:s/>I understand the <text:span text:style-name="T3">low-level working flow of our robot estop system. Then I start design back-end api to integrate with estop low-level hardware driver using python serial communication library and provide the api for front end. Finally I implement the front end feature and I also talk with operators about it. I have several meetings with them discussing the layout and </text:span><text:soft-page-break/><text:span text:style-name="T3">design for estop virtual button. How to make it more easier to distinguish and easy to operate with multiple user devices like ipad, windows surface, desktop, laptop.</text:span></text:p>
      <text:p text:style-name="P10">I also test the feature in our lab environment since this is a critical feature. I do a stress test for this function like when robot is actually busy doing the operation, I press the estop from interface, and make sure it can stop immediately</text:p>
      <text:p text:style-name="P8">Result:</text:p>
      <text:p text:style-name="P9">customer feel happy about this feature I implement and they test and use it in above ground workstation and find it really useful and safe.</text:p>
      <text:p text:style-name="P9"/>
      <text:p text:style-name="P11"><text:span text:style-name="T10">Disable the warning light and sirens for some warning logs</text:span>:</text:p>
      <text:p text:style-name="P11"/>
      <text:p text:style-name="P11">Situation:</text:p>
      <text:p text:style-name="P11">our robot has a log system, it generate logs with different level like info, warning, error, critical. From web interface, when there are something wrong happens it will trigger the web interface to play the siren sound and flashing the virtual red light. But our customer complain that this siren sound really annoying when they are doing operations and warning message sometimes is not the real error but some normal log message. They want me to find a find to make this warning system more reliable and decrease the time to disturbing operators</text:p>
      <text:p text:style-name="P11"/>
      <text:p text:style-name="P11">Target: </text:p>
      <text:p text:style-name="P11">find a solution to solve this issue they complain above</text:p>
      <text:p text:style-name="P11"/>
      <text:p text:style-name="P11">Action:</text:p>
      <text:p text:style-name="P12">I first checked the system and reproduced the issue that customer complained about. I found that some log messages which should not be a warning appear as warning level message in the hmi reminder part. I check the code and find many typos and false setup for log level in our code base, like database already ingested, which suppose to be some info level messages, but set to warning. I do a git check and talked with team member who wrote that part. Talked about this issue with them and they agree that those messages should be info level. So I change them to info level to avoid some garbage messages trigger warning light and siren sound.</text:p>
      <text:p text:style-name="P12">Then I also talked with operators about what they care about when they are doing operations. They actually mentioned that they don’t care about warning messages so much. But error and critical messages they care more about it. So I talk about my solution: I disable sound play when there are warnings ,but flash the red light in hmi.</text:p>
      <text:p text:style-name="P12">When some other messages of level error or critical, I flash the red light in hmi and at the same time play the siren sound so they can check on it</text:p>
      <text:p text:style-name="P12"/>
      <text:p text:style-name="P12">Result:</text:p>
      <text:p text:style-name="P12">operator find my solution useful and will decrease the disturbs, also they like my attitude to solve this problem.</text:p>
      <text:p text:style-name="P12"><text:soft-page-break/></text:p>
      <text:p text:style-name="P13"><text:span text:style-name="T11">Deliver Results</text:span>:</text:p>
      <text:p text:style-name="P13"/>
      <text:p text:style-name="P13"><text:span text:style-name="T10">cctv operation show case</text:span>:</text:p>
      <text:p text:style-name="P13">Situation:</text:p>
      <text:p text:style-name="P13"/>
      <text:p text:style-name="P13">we use cctv cameras under mine for monitoring the robot operating and also people above ground office also need that. Our cctv cameras purchased from geo-vision and there is also a third-party internet service provider who take charge of this cctv network.</text:p>
      <text:p text:style-name="P13">But it is really inconvenient to monitor it because every time when you want to check a camera you have to login to their website and network and go from there. We also have some privacy and safety concern about it because robotic operation is kind of company private property so we don’t want any people can view it.</text:p>
      <text:p text:style-name="P13">My boss then want to have a internal tool, like internal website for our people to monitor the cctv cameras. </text:p>
      <text:p text:style-name="P14">When I get the task, my manager actually only give me a week to develop this and make it work as soon as possible so she can present something to our biggest customer</text:p>
      <text:p text:style-name="P14"><text:s/></text:p>
      <text:p text:style-name="P13">Target:</text:p>
      <text:p text:style-name="P13"/>
      <text:p text:style-name="P13">I need to design and <text:span text:style-name="T4">implement this monitor tool for our urgent usage in a week, the goal <text:s/>first is to present the monitor video and make it able to present and use in a week</text:span></text:p>
      <text:p text:style-name="P13"/>
      <text:p text:style-name="P15">Action:</text:p>
      <text:p text:style-name="P15"/>
      <text:p text:style-name="P15">When I get this task, I first check the user manual of this cctv camera product. I focused mainly on the video and screen capture part. I find that this geo-vision camera actually provide the api for rtsp video and screen shot capture api. </text:p>
      <text:p text:style-name="P15">I also talked with my boss about the requirement and she said that she would like to view it in the website. And she urgently asked me to finish it and present something asap.</text:p>
      <text:p text:style-name="P15">Also one more thing which is really hard to solve is:</text:p>
      <text:p text:style-name="P15">the cctv cameras network is in the south africa, but the our internal website is in Los Angeles. The communication between them is through vpn and the network condition is really bad less than 1MB /second, so network is also limited.</text:p>
      <text:p text:style-name="P15">After I knew those informations:</text:p>
      <text:p text:style-name="P15">I came out two possible solutions:</text:p>
      <text:p text:style-name="P15">1. use the rtsp video streaming which is hard to implement in a week also the network may not support this streaming because I check and test the traffic of network that transfer 900 kb data actually takes 4 seconds, this is totally unacceptable</text:p>
      <text:p text:style-name="P15">2. use the screen shot capture api, <text:s/><text:span text:style-name="T5">because that api actually provide the single frame of video, also the size of picture can be limit to 90 kb which can be transfer in 40 to 50 ms</text:span></text:p>
      <text:p text:style-name="P16"><text:soft-page-break/>if I can make it continuously coming in a fixed interval, it is actually look the same like video.</text:p>
      <text:p text:style-name="P16">Because of this time limit, I finally choose the second solution since it is more quickly to implement and can have the same effect like video streaming</text:p>
      <text:p text:style-name="P16"/>
      <text:p text:style-name="P16">Result:</text:p>
      <text:p text:style-name="P16">after a week of work, I implement the website both front-end and back-end, also I knew the current solution is temporary because it is just for first-stage presentation. So I also reserve the api and some design for further improvement. I also write down the possible problems it may have because I am going to improve it after the presentation is done</text:p>
      <text:p text:style-name="P16">The presentation went well and our customer really happy to see this monitor system up in a week.</text:p>
      <text:p text:style-name="P16"/>
      <text:p text:style-name="P34">Work experience in grandstream: integration of online phone management system</text:p>
      <text:p text:style-name="P31">Situation:</text:p>
      <text:p text:style-name="P31">the newest phone support the functions of online phone management system which makes the customer have the ability to do firmware upgrading, user phonebook download/upload, phone setting online. They want this works in old product as soon as possible</text:p>
      <text:p text:style-name="P31">Target: </text:p>
      <text:p text:style-name="P31">I need to integrate and refactor the codes from newest phone into older product code base during a short time. <text:s/>The code base differs so much for newest product and old product. In order to make things work, a lot of test need to be done and many changes involve both low-level and high-level application should be changed. I only have two weeks to finish it and we want some thing like a test version which can let customer do some basic and most important operations online.</text:p>
      <text:p text:style-name="P31">Action:</text:p>
      <text:p text:style-name="P32">After I received this task, I know that I need to deliver something in a short time and also need to guarantee the quality of it. Some important feature have to be 100% available and works without any issues. That is what I need to finish in two weeks, other features not related I can delay migration a little bit. </text:p>
      <text:p text:style-name="P32">So I talked with our customer support about which of the functions are most important. I make a list of it and have a meeting with them regarding these. Finally I get the requirement that things like upgrade and downgrade is the top level one , then comes the <text:s text:c="2"/>phone setting and others</text:p>
      <text:p text:style-name="P32">with the clear target, I focus on finish those most urgent and high priority one first, I do test along with it to make sure every thing works</text:p>
      <text:p text:style-name="P32">Result:</text:p>
      <text:p text:style-name="P32">finally I deliver the test version firmware as customer want and they do the test on it, everything works as they expected. So I later continue working on migrating other features.</text:p>
      <text:p text:style-name="P16"/>
      <text:p text:style-name="P16"><text:soft-page-break/></text:p>
      <text:p text:style-name="P16"/>
      <text:p text:style-name="P17"><text:span text:style-name="T11">Dive Deep</text:span>:</text:p>
      <text:p text:style-name="P17"/>
      <text:p text:style-name="P20"><text:span text:style-name="T10">CCTV website improvement</text:span>:</text:p>
      <text:p text:style-name="P20">Situation:</text:p>
      <text:p text:style-name="P20">I worked on a cctv monitoring website which use picture streaming because of limited network condition. So the picture is streaming in a fixed interval then people can see them like video</text:p>
      <text:p text:style-name="P20">but customer start to complain that they seen some images play-back happen, it looks like website is playing some old pictures and there are also some pause and latency sometimes</text:p>
      <text:p text:style-name="P20">Target:</text:p>
      <text:p text:style-name="P20">I need to find out a way to solve this latency and pause, also the image play-back issue under this limited network condition</text:p>
      <text:p text:style-name="P20">Action:</text:p>
      <text:p text:style-name="P20">I first check the picture play-back issue, it seems not possible to happening because the image filename queue I use is first in first out, once the image finish sending to browser, it will be deleted. So this must be something wrong in camera part. I check the user manual and there is nothing related to it. So I ask the camera provider for help and tell them about the issues, after the wait, I got response from them that some times camera will cache the pictures for the screen shot capture api. So that make sense in some cases, website is play some old pictures.. So nothing more I can do with that, this happens some times</text:p>
      <text:p text:style-name="P20">but latency is what I noted before <text:span text:style-name="T7">and it seems more serious now, I check the code and find out multiple problem</text:span></text:p>
      <text:p text:style-name="P21">1.I save the image in local disk folder and when there are request from browser, it need to read the disk</text:p>
      <text:p text:style-name="P21">2.the front-end server will forward the request to back-end python server which do the real picture capture operation, the front-end server will return the result only when it get result from python back-end. There is a network bottle neck that communication between front-end server and python back-end is slow</text:p>
      <text:p text:style-name="P21">3.picture play back is not able to avoid because hardware design of camera</text:p>
      <text:p text:style-name="P21"/>
      <text:p text:style-name="P21">according to these three problems, I came up the solution for them:</text:p>
      <text:p text:style-name="P21">1.instead of save image in disk, I save in memory directly because I already resize the image and make it only 90kb for single one, also for front-end, use base64 directly for image display, all the things transfer is base64</text:p>
      <text:p text:style-name="P21">2.I can not avoid the network limitation, so this back and force request takes a lot of time. I introduced queue for cache the data in advance for both front-end and python-backend. The queue will be feed in continuously for both side and the queue size is limited so any old images will be deleted, that guarantee I always have a queue for most <text:soft-page-break/>newest frames, I also batch the request together and send them all in a single request, receive the list of base64 data in a single response, this decrease the number of request send to cameras.</text:p>
      <text:p text:style-name="P21">whenever there is a request, I will just send the data in queue, this actually improve it and make the speed nearly 100% faster than before</text:p>
      <text:p text:style-name="P21">3. for the picture playback issue, I talked with customer and make this decision: we have main page for each camera listing, we also have live view for each camera when click on any of them. I know rtsp video streaming don’t have this issue of playback. <text:span text:style-name="T8">So when click on each camera get into live view, I use the real video file captured from camera. The size will limit to 400 kb which can be load in less than a second, and I also apply the same method like above to video</text:span></text:p>
      <text:p text:style-name="P22">I also study how to capture rtsp video streaming into file using openCV and resize the video to make it small size. Also how to multicast the files using socket io</text:p>
      <text:p text:style-name="P23">I also use docker to deploy the instance and make it work in multiple machine for cpu load relieve because video capture consume a lot of cpu and make things slow too</text:p>
      <text:p text:style-name="P22"/>
      <text:p text:style-name="P22">Result:</text:p>
      <text:p text:style-name="P22">after multiple improve and deep study of corresponding knowledge, I finally solve the issues and make the cctv website works well, the performance get improved a lot and customer feel really satisfied with this big change I make.</text:p>
      <text:p text:style-name="P17"/>
      <text:p text:style-name="P17"/>
      <text:p text:style-name="P18"><text:span text:style-name="T10">Voip phone screen capture api</text:span>:</text:p>
      <text:p text:style-name="P18"/>
      <text:p text:style-name="P17">grandstream work experience: implement phone screen capture feature</text:p>
      <text:p text:style-name="P17">Situation:</text:p>
      <text:p text:style-name="P18">This is a feature I implemented when I worked in my previous company. The customer want to have a api in the phone and let it able to download the screen capture. And this api should able to use in multiple products. </text:p>
      <text:p text:style-name="P18">Target:</text:p>
      <text:p text:style-name="P18">implement this api and make it able to download the current screen in all of our products</text:p>
      <text:p text:style-name="P18">Action:</text:p>
      <text:p text:style-name="P18">When I received this task, I first check our products</text:p>
      <text:p text:style-name="P18">we have the LCD screen phone which support multi-color ,the UI system is implemented in QT</text:p>
      <text:p text:style-name="P18">also we have the monochrome led screen which only have black and white color, and this UI system is implemented with nanox which also use FLTK toolkit</text:p>
      <text:p text:style-name="P18">The gui widget and component of phone <text:span text:style-name="T6">are implemented differently in them because graphic library are different</text:span></text:p>
      <text:p text:style-name="P19">what I want to avoid is make this complex to implement. I know QT actually have the support to capture the screen, but the FLTK graphic lib doesn’t support it. I check the FLTK document and find it actually doesn’t have that.</text:p>
      <text:p text:style-name="P19"><text:soft-page-break/>So now how to implement this become a big problem. Use existing api that qt provide can makes thing work in qt but for fltk there is no such way to do it.</text:p>
      <text:p text:style-name="P19">And I also need to make it work in a more general way</text:p>
      <text:p text:style-name="P19"/>
      <text:p text:style-name="P19">Then I check the things about the internal implementation for linux system display. I find out that no matter which graphic library application use. Finally linux use framebuffer for display. And this framebuffer is a device file. If I can get the content of it, then I can bypass the limitation of GUI library api and solve them all</text:p>
      <text:p text:style-name="P19"/>
      <text:p text:style-name="P19">So I dive into the framebuffer part and also check the corresponding linux api I may need to use like memory map because I need to map that into memory for output. Also the format of picture saving. I also talked with our system team about the layout of pixel alignment in our device. </text:p>
      <text:p text:style-name="P19">After I finally crack the technique issues and professional knowledge, I implement the back end capture function in both products and make the api works</text:p>
      <text:p text:style-name="P19"/>
      <text:p text:style-name="P19">Result:</text:p>
      <text:p text:style-name="P19">after generate the new version firmware with my feature, customer feel really happy to see the screenshot of phone and I also learned a lot from this feature implementation</text:p>
      <text:p text:style-name="P19"/>
      <text:p text:style-name="P19"/>
      <text:p text:style-name="P35">Think big, in long term success</text:p>
      <text:p text:style-name="P6"/>
      <text:p text:style-name="P24"><text:span text:style-name="T10">Microwave team plc telemetry sampling and display</text:span>:</text:p>
      <text:p text:style-name="P24"/>
      <text:p text:style-name="P24">Situation:</text:p>
      <text:p text:style-name="P24">the microwave team in South Africa want to have some ways to check their plc telemetry visually better in the time based sequence so they can use it to analyze.</text:p>
      <text:p text:style-name="P24">They give me with the program and example written in C# <text:s/>provide by siemens.</text:p>
      <text:p text:style-name="P24">And want me to take a look at it and use that one for reference.</text:p>
      <text:p text:style-name="P24">Action:</text:p>
      <text:p text:style-name="P24">I check that program first and find it is a program which can listen to some of the telemetry and it can also generate the csv file with telemetry name, data and timestamp.</text:p>
      <text:p text:style-name="P24">The way it implement is use C# library snap7 which is also developed by siemens.</text:p>
      <text:p text:style-name="P24">That library provide the api listening to the plc telemetry server and get data from it</text:p>
      <text:p text:style-name="P25"><text:s/></text:p>
      <text:p text:style-name="P26">with this background knowledge:</text:p>
      <text:p text:style-name="P26">I divided this task into two part:</text:p>
      <text:p text:style-name="P26">1.the visualization part of telemetry, we have the grafana already and influxdb, this is already used in our robot system for robot telemetry display and analysis purpose, so I want to reuse this part</text:p>
      <text:p text:style-name="P27"><text:soft-page-break/>2.<text:span text:style-name="T12">for the telemetry data collection part, we have the program, but this program have some drawbacks, it sometime stuck and hard to use and only work in windows. In the short term,I can just open the program and make it running, then after it generate the csv file, I push the data into influxdb and display in grafana. That can be implement easily and quickly. But the steps may be too complicated for operators, they need to open a lot of programs and follow a lot of steps, one of fail will cause the whole data collection fail.</text:span></text:p>
      <text:p text:style-name="P37">I then take a look at our currently robot software platform which is designed for general usage and I find that we have the code to collection and dealing with the telemetries generate by our robot.</text:p>
      <text:p text:style-name="P38">So here come my idea, see the microwave telemetry as the same kind of data in our existing system, I can reuse some part of existing system to solve this also this will make things more general and easily to deploy in linux workstation, because finally we would like this microwave telemetry collection running in linux.In a long term this definitely will be more easier for both code maintenance and easier for operator to operate.</text:p>
      <text:p text:style-name="P39">The only thing left is the snap7 library, because our robot system overseer program use python, so I check the snap7 python library. But I find some of api in snap7 python library is old and C# one actually have more advanced api. </text:p>
      <text:p text:style-name="P39">Luckily the c# snap7 library is opensource so I can check the code. I take a look at that implementation and understand how to implement it. So I improve and customized the snap7 python library and make it have the same function like c#</text:p>
      <text:p text:style-name="P28"/>
      <text:p text:style-name="P39">Result:</text:p>
      <text:p text:style-name="P40">finally after I crack all the technique problems and I am able to integrate this with our existing software platform. It have the same ability with the data collection program by siemens and can run in linux, also able to deploy into any of our robot in the future because in the future when there is more bots, there will be the microwave data collection for each of them. And also telemetry can be displayed in grafana, users are satisfied with the result, I also write the docker image for it and make it easy for deployment.</text:p>
      <text:p text:style-name="P29"/>
      <text:p text:style-name="P51">Astra Camera Driver Improvement </text:p>
      <text:p text:style-name="P30">Situation:</text:p>
      <text:p text:style-name="P30">our robot use the rgbd depth camera for robot perception, and the camera driver program is provided by manufacturer. It can work and integrate with robotic operating system. But there are some issues with it, when operator replace the camera or disconnect it from the on-board computer, then re-connect it again, sometimes all cameras not working well. And operator usually restart the camera process and continue work, that can solve this problem. But sometimes operator forget to restart it, and thought the program is already restarted. Then there will be error when robot do the perception and scanning</text:p>
      <text:p text:style-name="P30"/>
      <text:p text:style-name="P30">Target:</text:p>
      <text:p text:style-name="P30"><text:soft-page-break/>I need to find a better way to cleanly shutdown all related camera processes so that operator can restart it when there are something wrong with the camera</text:p>
      <text:p text:style-name="P30"/>
      <text:p text:style-name="P30">Action:</text:p>
      <text:p text:style-name="P30">when I get this task, I list all the cases need to shutdown all camera processes and related <text:s/>ones</text:p>
      <text:p text:style-name="P30">1.camera disconnect</text:p>
      <text:p text:style-name="P30">2.camera serial number mismatch</text:p>
      <text:p text:style-name="P30">I check and study the camera driver code, debugging the code step by step, finally in the driver part I know where the program get into when the situation above happens, it throw some exception and that part I can use because I can use a share memory, if something wrong happens I can set the data in it to notify some other process to kill it.</text:p>
      <text:p text:style-name="P30">So basically I am writing a process monitor provide with the process command info.</text:p>
      <text:p text:style-name="P30">I check linux proc folder and know how to kill them, also implement it. And this function works well.</text:p>
      <text:p text:style-name="P30"/>
      <text:p text:style-name="P30">During my implementation,I also find one thing that I can get more information from the proc dir, so which means my process killer can also applied for process monitor. Because our system currently monitor the application info using htop or top, run in a script, this will require some seperate files for backup info and manually run it every day when doing operation. But if I can modify my program a little bit with a list of interested <text:s/>process, then my program can be a monitor to replace it, and also because it is a Robotic operating system node, it can integrate with our platform which mean in long term operator can seem the live info of cpu usage, memory usage and all of the info they want in our web interface.</text:p>
      <text:p text:style-name="P30"/>
      <text:p text:style-name="P30">So after I finish this task, I also make the program more general, and make it able to do all of those operations</text:p>
      <text:p text:style-name="P30"/>
      <text:p text:style-name="P30">Result:</text:p>
      <text:p text:style-name="P30">after I deploy this PR in our robot, operator feel really convenient to view everything in a single human interface, this actually save their energy and save time for analysis and it can be used in our multiple bots</text:p>
      <text:p text:style-name="P30"/>
      <text:p text:style-name="P59"><text:span text:style-name="T15">ownership</text:span></text:p>
      <text:p text:style-name="P41"/>
      <text:p text:style-name="P52">implementation of source code protection:</text:p>
      <text:p text:style-name="P42">Situation:</text:p>
      <text:p text:style-name="P42">our robot source code are written in python, so when the operator open the workstation connect to our onboard computer, they can actually view the code. For safety concern, we want some methods to protect the source code from viewed by others.</text:p>
      <text:p text:style-name="P42"/>
      <text:p text:style-name="P42"><text:soft-page-break/>Target:</text:p>
      <text:p text:style-name="P42">I need to find out a way to protect source code. <text:s/>When I get this task, I check the types of files we have. </text:p>
      <text:p text:style-name="P42">We have cpp files, python files</text:p>
      <text:p text:style-name="P42">so for cpp files, we can just delete the source code for production release because it finally use the share lib</text:p>
      <text:p text:style-name="P42">for python, <text:s/>there is pyc file which you can keep, but it is easy to hack too. I also check with multiple methods, but many of them are some third party libraries which are black box for us when they are doing the encryption. And they are not free too. </text:p>
      <text:p text:style-name="P42">I think it is really dangerous and out of our control to use them. So finally I think I need to have the control of the security process.</text:p>
      <text:p text:style-name="P42">So I check how python actually works and run in python source code, and then I find out a way to solve this problem:</text:p>
      <text:p text:style-name="P43">basically the process will be:</text:p>
      <text:p text:style-name="P43">I write a encrypt<text:span text:style-name="T16">ion generator</text:span> to <text:span text:style-name="T16">encrypt the python source file using aes 256</text:span></text:p>
      <text:p text:style-name="P44">after directory scan, I encrypt every python file and generate base64 format python filename</text:p>
      <text:p text:style-name="P44">in the python source code part, when the python source file is open by python interpreter, I do the reverse operation to decrypt the file and use the memory <text:span text:style-name="T17">fmemopen </text:span></text:p>
      <text:p text:style-name="P45">and then run the program like normal</text:p>
      <text:p text:style-name="P45"/>
      <text:p text:style-name="P45">Result:</text:p>
      <text:p text:style-name="P45">with the implementation of this self-defined language security pipe line, I am able to control the code and know every detail of it. This customized python already used in our production code and it doesn’t affect the efficiency of program also I test with valgrind, there are also no memory leaks since our program sometimes need to use a lot of memory when it is doing the scanning and perception</text:p>
      <text:p text:style-name="P45"/>
      <text:p text:style-name="P45"/>
      <text:p text:style-name="P60">insist on highest standards:</text:p>
      <text:p text:style-name="P46"/>
      <text:p text:style-name="P53">improvement on cctv camera streaming</text:p>
      <text:p text:style-name="P46">situation:</text:p>
      <text:p text:style-name="P47">we have the cctv cameras in south africa under mine to monitor the robotic operation. Previously it use the camera screenshot picture streaming. Customers just use it and find it useful to check and view. </text:p>
      <text:p text:style-name="P48">Target:</text:p>
      <text:p text:style-name="P47">But after I finish and stabilized <text:s/>the website. <text:s/><text:span text:style-name="T18">I find out there maybe some potential issues with that,first it is not real video streaming, it is playing the pictures in a sequence, it is not the real video,the second thing is now we only have a small number of client, what if there are more connect to it. Are there any condition that service can crash or overwhelming? With those concerns, I start working on improvement. </text:span></text:p>
      <text:p text:style-name="P48"><text:soft-page-break/>Action:</text:p>
      <text:p text:style-name="P49">the first improvement is change from fake video streaming to real video file streaming</text:p>
      <text:p text:style-name="P49">before the picture is streaming in a sequence, though it is good enough for customer, but there maybe some potential missing frame or loss of frames. And things looks kind of weird when network become slow although network is stable currently. So I check on how to use opencv and ffmpeg to capture real camera rtsp video. Because the network condition, I also divided the video files into small chunks which is faster to transfer. With the new video files, streaming looks more fluent than before</text:p>
      <text:p text:style-name="P49">The second improvement is prepare to more user connection, <text:span text:style-name="T19">previously all the works including network requests, camera video and images capture happens in one single machine. That is acceptable currently, but with maybe more cameras, it will overload the machine resource. So I make the changes for the server program to make it able to listen to a given set of cameras which is set in the config yaml file. And put the work into multiple workstation to balance the work load. I also write the heartbeat checking for each server health status</text:span></text:p>
      <text:p text:style-name="P49"/>
      <text:p text:style-name="P50">Result:</text:p>
      <text:p text:style-name="P50">with the improvement, the video website quality improve a lot and customer really satisfied with this huge improvement also the work load of each server reduce to 50% compare to before</text:p>
      <text:p text:style-name="P62"/>
      <text:p text:style-name="P61"/>
      <text:p text:style-name="P61">invent and simplify</text:p>
      <text:p text:style-name="P61"/>
      <text:p text:style-name="P54">development of robot track control through the hmi</text:p>
      <text:p text:style-name="P66">Situation:</text:p>
      <text:p text:style-name="P66">the company’s robot car have a track for mobility, the track is controlled with a wireless remote controller. When you want to move the robot, you have to stand near to it and manually use the wireless controller to move it. The normal case is operator need to present undermine if they want to move the track, the environment is narrow and noisy, also not so convenient</text:p>
      <text:p text:style-name="P66">Target:</text:p>
      <text:p text:style-name="P66">I heard operators complained about this several times so I think there might be someway to control the track so that operator can do it in their above ground office. </text:p>
      <text:p text:style-name="P67">Action:</text:p>
      <text:p text:style-name="P66">Then I <text:span text:style-name="T20">see that I can take advantage of our web interface. I can add a new feature in our HMI to make it able to control the track moving. So I spend two nights after work checking the CAN bus protocol that robot track use and write the back-end api to support track moving. Then I implement the front end using virtual joystick in our hmi to control and adjust the track motor speed also make it able to move the tracks</text:span></text:p>
      <text:p text:style-name="P67">Result:</text:p>
      <text:p text:style-name="P67"><text:soft-page-break/>I later push the pr and deploy the code undermine, let the operators try this feature, they are really happy to see this feature and control it remotely in the office. Now they don’t just rely on the wireless controller and they also don’t need to be presented undermine</text:p>
      <text:p text:style-name="P67"/>
      <text:p text:style-name="P58">the delay for estop operation</text:p>
      <text:p text:style-name="P80">Situation:</text:p>
      <text:p text:style-name="P80">in the human web interface, we have the virtual emergency stop button to stop the machine. After send the operation to the machine, it will stay in a queue which is FIFO structure.</text:p>
      <text:p text:style-name="P80">Target:</text:p>
      <text:p text:style-name="P80">But I notice one thing, sometimes if the robot is busying doing the <text:span text:style-name="T24">perception or scanning, or some chiseling operations. The queue size will increase. Because of its FIFO nature, if I send a estop to it, it will enable estop after the previous operation finished.</text:span></text:p>
      <text:p text:style-name="P81">The problem I concern is, if people send estop, it means stop operation should happen immediately, stop all the remaining work. But with our current design. That can not happen</text:p>
      <text:p text:style-name="P81">Action:</text:p>
      <text:p text:style-name="P82">I make a test for it, fill in the task queue with 100 tasks, then I send estop. The emergency stop not happens until 1 minute later. So this will be a problem because it doesn’t happen immediately. <text:span text:style-name="T25">So I consider two possible solutions, one is add a column to our operation database like priority, and make the queue a priority queue which will pop out the high priority task. But that will involve a lot of changes and may cause issues when people edit the database csv files.</text:span></text:p>
      <text:p text:style-name="P83">Another is I use another queue just run critical operations, then I can just use the normal queue we have now, so there are normal task queue and a critical task queue. I define the estop in critical operation database which is just a single csv file.</text:p>
      <text:p text:style-name="P83">That solution actually easy to do and change only a little in our current code base and design </text:p>
      <text:p text:style-name="P83">Result:</text:p>
      <text:p text:style-name="P84">So I finally choose the second solution and things works well with double queue and estop can be enable even with a lot task in the normal task queue</text:p>
      <text:p text:style-name="P81"/>
      <text:p text:style-name="P67"/>
      <text:p text:style-name="P63">bias for action</text:p>
      <text:p text:style-name="P68"/>
      <text:p text:style-name="P55">display the telemetry in the order for single display</text:p>
      <text:p text:style-name="P69">Situation:</text:p>
      <text:p text:style-name="P69">for the operators undermine, they usually need to check the robot telemetries for monitoring the status of robot. Our robot have several subsystem like chisel, saw, overseer, hmi.. each of them have a set of telemetries. So there are a lot of them , and we <text:soft-page-break/>display the telemetries according to the subsystem. But the list is long and sometimes hard to find what they really want to focus on</text:p>
      <text:p text:style-name="P69">Target:</text:p>
      <text:p text:style-name="P69">so the operators need a quick feature which can be implemented in less than 2 days to finish. They want to display their interested telemetries in the order they define and display them in a individual panel.</text:p>
      <text:p text:style-name="P69">Action:</text:p>
      <text:p text:style-name="P70">when I get this issues, I check the telemetry table widget which is already in our code base. I notice I can make it a display with one more property as a filter then we can generate this quick solution for our operators to check because at that time we are in a robot kpi data collection campaign. I talked about my solution to a senior engineer in our team but he said he is working on some general display which will be ready in 2 weeks. He also mentioned that the Telemetry table code will have huge change, and I can work base on that later. <text:span text:style-name="T21">But two weeks is really long time for me now, our operators actually need it soon, so I made a decision to change the widget code now to give the result to operators as soon as possible. I later talked with that senior engineer about what he try to add to the code base so I can make adjustment in advance. </text:span></text:p>
      <text:p text:style-name="P71">Result:</text:p>
      <text:p text:style-name="P70"><text:span text:style-name="T21">So finally I deliver the result on time also reserved the space for further code change. And operators really appreciated this, during campaign they are able to view the interested telemetries they want easily</text:span></text:p>
      <text:p text:style-name="P68"/>
      <text:p text:style-name="P64">Are right, a lot: make mistake but learn from it</text:p>
      <text:p text:style-name="P72"/>
      <text:p text:style-name="P56">Implementation of heartbeat for system</text:p>
      <text:p text:style-name="P73">Situation:</text:p>
      <text:p text:style-name="P73">our robotic system have the human machine web interface, operators in office can send operation request to robot through it. <text:span text:style-name="T22">That web interface is provided by the onboard server computer. The network between above ground office and mine are weak sometimes. So when there are network downtime, sometimes the robot still operating, but operators in above ground office lose control of it. That will have some potential safety concern.</text:span></text:p>
      <text:p text:style-name="P74">Target:</text:p>
      <text:p text:style-name="P74">so the operators want a way to stop the robot operations when the network is down. The way to implement is using some heartbeat mechanism. They want this feature soon in the release</text:p>
      <text:p text:style-name="P74">Action:</text:p>
      <text:p text:style-name="P74"><text:s/>I was assigned to implement this. When I see the task description, it mentions like this: find a way to emergency stop the robot when there are no heartbeat received in some configure time. So I see the description and thought I understand what this means, I didn’t double check with operators and senior engineer and make it clear about the what I really need to do. Because for emergency stop, we have that operation defined like <text:soft-page-break/>estop. It normally will stop everything in our system, like robot tool, thermal system, overseer system, basically when that happens, robot will stop. So I think what that task means is to stop everything simply. So I write the corresponding code for heartbeat, timeout and stop operation. Then I post my PR, but when team reviewing my code. They find what I implement is not what they want, they want to stop only a part of machine, not all of them and that should be done in three steps like first stop tools, then if still no heartbeat receive after a small time, stop the other system. </text:p>
      <text:p text:style-name="P75">From what they mentioned, I need to re-design my code and nearly implement it again,so finally I missed the deadline for this PR after a week. That make our release delay for a week.</text:p>
      <text:p text:style-name="P75">Result:</text:p>
      <text:p text:style-name="P75">From this error I learned a lot, I should already double check the requirements before I do something. Sometimes what on the task board is not what I think it should be, I need to understand what customer really want and keep updates with them for any requirement change.</text:p>
      <text:p text:style-name="P75"/>
      <text:p text:style-name="P65">Have backbone, commit</text:p>
      <text:p text:style-name="P76"/>
      <text:p text:style-name="P57">work experience in grandstream: implement the netbios name resolution for phone product</text:p>
      <text:p text:style-name="P76"/>
      <text:p text:style-name="P76">Situation:</text:p>
      <text:p text:style-name="P76">when I was working in grandstream, there is a requirement from our client, they want our old phone product has the ability to do netbios name resolution. Basically it is given the nebios name, it can get the ip address. Because some of the phones are actually connect to windows server. And this feature is windows system feature. Our phone actually use the linux system and for linux system it doesn’t have this feature supported, but there is an opensource software samba which include this feature.</text:p>
      <text:p text:style-name="P76"/>
      <text:p text:style-name="P77">Target:</text:p>
      <text:p text:style-name="P77"><text:span text:style-name="T23">A senior engineer in system team was assigned to work with me and we </text:span><text:s/>need to find a way to implement this netbios name resolution in our products</text:p>
      <text:p text:style-name="P77">Action:</text:p>
      <text:p text:style-name="P78">At first he suggested to migrating the samba software to our embedded system and use that software directly. Because there is already the solution to solve this in samba, so we don’t need to do more coding on it.</text:p>
      <text:p text:style-name="P78">I didn’t agree with him, even though we have a lot of opensource third part software <text:s/>already installed in our phone. </text:p>
      <text:p text:style-name="P78">He still not agreed with me and want me give him a reason</text:p>
      <text:p text:style-name="P78">So I first analyze the disk space we have in the phone it is only 128 mb, the samba source code is too large and we only use the single function of it. It is a huge waste of <text:soft-page-break/>our resource. And we already saw a lot issues customer complain for limited size of space.</text:p>
      <text:p text:style-name="P78">Also migrating this software and make it work in our system will not save a lot of time maybe cause some potential problems too. That will influence the user experience of our product.</text:p>
      <text:p text:style-name="P78">The third thing is I already check the implementation of netbios name resolution part in samba. I believe I can borrow that part and integrate those with our code base. That will avoid the waste of space and potential harm for user experience, and also achieve the same functions. </text:p>
      <text:p text:style-name="P78"/>
      <text:p text:style-name="P78">Result:</text:p>
      <text:p text:style-name="P79">He finally agree with my solution and I work overnight to dive into samba source code and do a lot of test for code integration, finally implement this without install any new things to our limited resource product.</text:p>
      <text:p text:style-name="P79"/>
      <text:p text:style-name="P79"/>
      <text:p text:style-name="P76"/>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0T20:50:02.484599844</meta:creation-date>
    <dc:date>2021-09-11T18:13:10.370691617</dc:date>
    <meta:editing-duration>PT5H12M33S</meta:editing-duration>
    <meta:editing-cycles>50</meta:editing-cycles>
    <meta:generator>LibreOffice/5.1.6.2$Linux_X86_64 LibreOffice_project/10m0$Build-2</meta:generator>
    <meta:document-statistic meta:table-count="0" meta:image-count="0" meta:object-count="0" meta:page-count="16" meta:paragraph-count="249" meta:word-count="6320" meta:character-count="35398" meta:non-whitespace-character-count="29280"/>
  </office:meta>
</office:document-meta>
</file>